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beff4"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c8301" officeooo:paragraph-rsid="002c8301"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officeooo:rsid="001c3055"/>
    </style:style>
    <style:style style:name="T20" style:family="text">
      <style:text-properties officeooo:rsid="001c7240"/>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officeooo:rsid="00221742"/>
    </style:style>
    <style:style style:name="T25" style:family="text">
      <style:text-properties officeooo:rsid="00253a96"/>
    </style:style>
    <style:style style:name="T26" style:family="text">
      <style:text-properties officeooo:rsid="002a2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29">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19">,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0">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0">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1">fucking breathing</text:span><text:span text:style-name="T22">.</text:span></text:p>
      <text:p text:style-name="P30">It is the Tyrannical Average that kills the mystery and beauty of this conventional world. Average replaces Truth. Average replaces meaning. Average rules in tyranny, legislates sameness, homogenity, boring, predictable, soul-crushing Order. Displaces fringe.</text:p>
      <text:p text:style-name="P30">Tyrannical Average</text:p>
      <text:p text:style-name="P30"/>
      <text:p text:style-name="P30">Zhuangzi kept walking and he felt the eyes of his supporters all around. It was </text:p>
      <text:p text:style-name="P30"/>
      <text:p text:style-name="P30">Yes boulder yes! Shaka, when the walls fell! Let it be my break once again. May the boulder take its time rolling down the mountain again. Yes boulder yes! Roll on; roll on!</text:p>
      <text:p text:style-name="P30">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2">"Workable pieces" have their place, but they are not and will never be the most important part of the world. Among the "workable pieces" you will never find the Worthless Tree, and if you live among the "workable pieces," you will ever grow old. At </text:span><text:span text:style-name="T23">best</text:span><text:span text:style-name="T22"> you'll merely grow more orange, a dangling tie, a yellow Darth Vader helmet, and an angry disposition--living to cheat and dominate, to empty your sould further and empty others as well.</text:span></text:p>
      <text:p text:style-name="P30"><text:soft-page-break/><text:tab/><text:tab/>Let words be the seasoning of life, not the blandifying goop the steakhouse sprinkles over everything. Let words stand in relation to the world; don't let them seek to replace the world, seek to it-ify the world. </text:p>
      <text:p text:style-name="P30"><text:tab/><text:tab/>Let words force three vowels in a row; let words irrationalize the rational; let words subvert without contending; let words be your cclose friend and not some oppressive pharoah that will sink into the shifting sands of time anyway.</text:p>
      <text:p text:style-name="P30"/>
      <text:p text:style-name="P31">The End</text:p>
      <text:p text:style-name="P31"><text:tab/>Endings are hard.</text:p>
      <text:p text:style-name="P31"/>
      <text:p text:style-name="P31">About the Author</text:p>
      <text:p text:style-name="P31"><text:tab/>who the fuck cares</text:p>
      <text:p text:style-name="P31"/>
      <text:p text:style-name="P31">I'm grateful to the Thai woman with blonde hair who loves drawing, drugs, and tying knots.</text:p>
      <text:p text:style-name="P31">I'm grateful to the gloriously open philosopher--in the Anglo-American tradition--on whose balcony I've spent many a magical night.</text:p>
      <text:p text:style-name="P31">I'm grateful to the subtle, chill woman who never fails to turn a memorable phrase.</text:p>
      <text:p text:style-name="P31">I'm grateful to Frisky for spicing up all our lives and always being happy to take twenty for the team.</text:p>
      <text:p text:style-name="P31">I'm grateful to Shiri Eisner for saving my life.</text:p>
      <text:p text:style-name="P31">I'm grateful to Sushi for being such a know-it-all and for never backing down from space rightfully hers.</text:p>
      <text:p text:style-name="P31">I'm grateful to Demi for welcoming me and others into your group and for showing me your moves.</text:p>
      <text:p text:style-name="P31">I'm grateful to Benten for being the single most important person in my life. Nothing I've done in this life--much less this book--would be possible w/o you. Thailand is calling you on the wind my friend.</text:p>
      <text:p text:style-name="P31">I'm grateful to the mystic who told me I'll have there great, equal loves. From you I learned what I'm searching for is searching for me.</text:p>
      <text:p text:style-name="P31">I'm grateful to Geng laoshi for seeing me when no one else could. And for giving me my name</text:p>
      <text:p text:style-name="P32">I'm grateful to Wat Pah Nanachat.</text:p>
      <text:p text:style-name="P32">I'm grateful to she who loves fantasy and sees people more fully than I will ever know.</text:p>
      <text:p text:style-name="P32">I'm grateful to Thailand for welcoming me like no place ever has or ever will. This book definitely wouldn't have been possible without you.</text:p>
      <text:p text:style-name="P32">I'm grateful to Zhuangzi for challenging me to be the best person I can.</text:p>
      <text:p text:style-name="P32">I'm grateful to Garfinkle. You taught me about tacit learning and read the parts of the Laozi and Zhuangzi I gave you. I'm still planning to learn more about ethnomethodology someday. Someday we'll talk about it again.</text:p>
      <text:p text:style-name="P32">I'm grateful to tiger for showing me how to captivate a room.</text:p>
      <text:p text:style-name="P32">I'm gratefu to Martian for touching me so gently.</text:p>
      <text:p text:style-name="P32">I'm grateful to Marcedes for being my companion in rough times.</text:p>
      <text:p text:style-name="P32">I'm grateful to the eighth child for housing me and being my friend--not least because of our always-enlightening conversations. I hope you sold your little tooth ok.</text:p>
      <text:p text:style-name="P32">I'm grateful to England, Mexico, Chinese cat for being treasured roommates and friends and for introducing me to the best pies on the planet.</text:p>
      <text:p text:style-name="P33">I'm grateful to Martin Buber. Because of you, I found my You.</text:p>
      <text:p text:style-name="P33">I'm grateful to James P Carsee. You touched me. I hope I'll be able to touch you back.</text:p>
      <text:p text:style-name="P33">I'm grateful to Nietzsche. I hope I've become the child by now. Not sure, but thank you for illuminating the path all the same.</text:p>
      <text:p text:style-name="P33">I'm grateful to China for teaching me humility, even if it was bitter.</text:p>
      <text:p text:style-name="P33"><text:soft-page-break/>I'm grateful to the small man for teaching me what it looks like up close to wear yello hair and orange skin. Without that experience, this book would've never come to be.</text:p>
      <text:p text:style-name="P33">I'm grateful to Jame for the boardgames and the kindness.</text:p>
      <text:p text:style-name="P33">I'm grateful to she who can stand rough waters. You touched me when no one else would, and all I have today wouldn't have been possible without you.</text:p>
      <text:p text:style-name="P33">I'm grateful to my advocate. I also owe you all I have. I hope to pay you back.</text:p>
      <text:p text:style-name="P33">I'm grateful to the movie house with the nine seats in the theatre.</text:p>
      <text:p text:style-name="P33">I'm grateful to the scallons for writing the Bible.</text:p>
      <text:p text:style-name="P33">I'm grateful to Emptiness for being there when I had less than nothing. I'm sorry I had to leave, but I am deeply grateful for your love.</text:p>
      <text:p text:style-name="P33">I'm grateful to Hillary Clinton for never giving up.</text:p>
      <text:p text:style-name="P33">I'm grateful to Charlie Kaufman for comforting me through tough times.</text:p>
      <text:p text:style-name="P33">I'm grateful to Amelie for showing me the puppet show on the water. I hope I see you again someday.</text:p>
      <text:p text:style-name="P33">I'm grateful to Enzo. You make me want to be the best version of myself. I can give a person no higher praise.</text:p>
      <text:p text:style-name="P33">I'm grateful to Mogee. You introduced me to the Upanishads and Imagine. </text:p>
      <text:p text:style-name="P33">Fuck you, all "presidents for life." Fuck you and your goddamn newspeak.</text:p>
      <text:p text:style-name="P33">I'm grateful to V. You introduced me to Zinn and the truth behind this unbearably conventional world.</text:p>
      <text:p text:style-name="P33">I'm grateful to Sasquatch for taking me in in my worst moments.</text:p>
      <text:p text:style-name="P33">I'm grateful to</text:p>
      <text:p text:style-name="P33">I'm grateful to Professor Vimilikirti. Perhaps no single person more contributed to who I am today than you. Thank you. Please visit me in Thailand sometime. We'll get that beer.</text:p>
      <text:p text:style-name="P33">I'm grateful to Jeebus Crisp. You dated me when I was so young. And you were so good to me. I'm glad you made it to American University. I hope you become the Ambassador to the UN someday.</text:p>
      <text:p text:style-name="P33">I'm grateful to the Second Coming, aka bell hooks.</text:p>
      <text:p text:style-name="P33">I'm grateful to Goenka and Buddhadasa.</text:p>
      <text:p text:style-name="P33">I'm grateful to Lolitta for letting me stay at your place free so many times.</text:p>
      <text:p text:style-name="P33">I'm grateful to Burton Watson for your mind and hand. Your brain is enormous and deeply underappreciated.</text:p>
      <text:p text:style-name="P33">I'm grateful to Geismeier for the wonderful, long conversations.</text:p>
      <text:p text:style-name="P33">I'm grateful to Zardulu.</text:p>
      <text:p text:style-name="P33">I'm grateful to Ta-Nehisi Coates for your arguments, hands-down the greatest I've ever read.</text:p>
      <text:p text:style-name="P33">I'm grateful to Paul. Your journey is deeply fascinating, and I hope I see more of it. I don't judge you for converting, and I always love our conversations.</text:p>
      <text:p text:style-name="P33">I'm grateful to Muhammad for the Call to Prayer.</text:p>
      <text:p text:style-name="P33">I'm grateful to my mother and father and family.</text:p>
      <text:p text:style-name="P33">I'm grateful to Kristy for showing me I was an asshole all those years ago. I hope I'm better now.</text:p>
      <text:p text:style-name="P33">I'm grateful to Chevy for the good weed and your unparalleled voice.</text:p>
      <text:p text:style-name="P33">I'm grateful to A for this amazing apartment.</text:p>
      <text:p text:style-name="P33">I'm grateful to Will Craft for suffering the worst parts of me and leading me to salvation. I owe you more than you'll ever know.</text:p>
      <text:p text:style-name="P33">I'm grateful to Mark Bittman for feeding me vegetables. </text:p>
      <text:p text:style-name="P33">I'm grateful to Nose Rat for teaching me salt.</text:p>
      <text:p text:style-name="P34">I'm grateful to the State of Israel for getting to second base with me when I was trying to fly out away from you. Can a sovereign nation be build of sexual assault? Hmmm...</text:p>
      <text:p text:style-name="P34">I'm grateful to Dr. D for believing in me when you really shouldn've have.</text:p>
      <text:p text:style-name="P34">I'm grateful to Reggie for suffing me and my teases. You were so good to me</text:p>
      <text:p text:style-name="P34">I'm grateful to Susan Fiske for giving me useful words.</text:p>
      <text:p text:style-name="P34">I'm grateful to onions. I really love you onions. Really fucking love you.</text:p>
      <text:p text:style-name="P34"><text:soft-page-break/>I'm grateful to Kafka. You fucking beautiful man you.</text:p>
      <text:p text:style-name="P34">Down w/ Qin Shi Huang! Down with his dictatorship! Down with his laughable newspeak!</text:p>
      <text:p text:style-name="P33">I'm grateful to my glorious apartment for housing me, protecting me from the outside world, and for keeping me warm as your humble guest.</text:p>
      <text:p text:style-name="P34">And I'm grateful to all other who made my Personal Legend possible at all.</text:p>
      <text:p text:style-name="P33">To all of you, please don't ask me if I wrote this book. I'<text:span text:style-name="T24">ll just deny it.</text:span></text:p>
      <text:p text:style-name="P33"/>
      <text:p text:style-name="P34">Inscription/"dedication": 无所可用</text:p>
      <text:p text:style-name="P34"/>
      <text:p text:style-name="P34">There are six foundations of all morality.</text:p>
      <text:p text:style-name="P34"/>
      <text:p text:style-name="P34">Stereotype content model</text:p>
      <text:p text:style-name="P34"/>
      <text:p text:style-name="P34">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4">Look! Your salvation has come and has never left. You only need to build correct habit and nothing will remain undone. Learn to see the meat you're cutting not with your eyes.</text:p>
      <text:p text:style-name="P34"/>
      <text:p text:style-name="P34">Dedicated to a tiny house sitting atop a cliff, a small mound of earth, and a seed, yet unplanted.</text:p>
      <text:p text:style-name="P34"/>
      <text:p text:style-name="P34">Materials from the outside</text:p>
      <text:p text:style-name="P34">Big-goat Kingdom</text:p>
      <text:p text:style-name="P34">woman-horse-woman-horse</text:p>
      <text:p text:style-name="P34">people-mountain-people-ocean</text:p>
      <text:p text:style-name="P34">woman-child 好</text:p>
      <text:p text:style-name="P34">Loose Part 1: Not Yet Beginning</text:p>
      <text:p text:style-name="P34">Loose Part 2: Cult of Busyness</text:p>
      <text:p text:style-name="P34">Loose Part 3: Endings are Hard</text:p>
      <text:p text:style-name="P34">Add <text:span text:style-name="T12">Silver Chair</text:span> Allegory</text:p>
      <text:p text:style-name="P34"/>
      <text:p text:style-name="P35">New Book Idea 齐家</text:p>
      <text:p text:style-name="P35">--&gt; How to be a good friend</text:p>
      <text:p text:style-name="P35"><text:tab/>- acquaintence</text:p>
      <text:p text:style-name="P35"><text:tab/>- friend-friend</text:p>
      <text:p text:style-name="P35">--&gt; look at that chapter of Living Well or whatever</text:p>
      <text:p text:style-name="P35">--&gt; good friend should challenge you to be the best version of yourself</text:p>
      <text:p text:style-name="P35"><text:tab/>- see beauty, uniqueness that you don't fully see</text:p>
      <text:p text:style-name="P35"><text:tab/>- respects boundaries (independence)</text:p>
      <text:p text:style-name="P35"><text:tab/>- includes you (involvement)</text:p>
      <text:p text:style-name="P35"><text:tab/>- stands in relation to you (I-You)</text:p>
      <text:p text:style-name="P35"><text:tab/>- do your friends make you feel warm or cold?</text:p>
      <text:p text:style-name="P35"><text:tab/><text:tab/>do you make them feel warm or cold?</text:p>
      <text:p text:style-name="P35"><text:tab/>- "Two friendly moons together" (朋友)</text:p>
      <text:p text:style-name="P35"/>
      <text:p text:style-name="P35"><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5">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5">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5">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5">least there was enough flavor. At least you didn't question why you're still eating it.</text:span></text:p>
      <text:p text:style-name="P36">Nothing greater than experience distinguishes the signal from the noise; nothing less than experience obscures the new signal with the old noise.</text:p>
      <text:p text:style-name="P36">Now take what you find useful here and buld a leaky bamboo raft. Drop the rest. And once you are across the river, drop even the raft and walk on alone. Until the next river, anyway.</text:p>
      <text:p text:style-name="P36"/>
      <text:p text:style-name="P36">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6">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6">Me. Make sure you stay aware, continue to see people as individuals in their individual moments. Your disposition matters less than your action. The right disposition will come if the habits are good.</text:p>
      <text:p text:style-name="P36"/>
      <text:p text:style-name="P36">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7">tying knots. Thank you for looking at me that way. For making me feel welcome and wonderful.</text:p>
      <text:p text:style-name="P37">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7"/>
      <text:p text:style-name="P37">tying knots. I like you. I hope we do end up in each other's pants--in a more intimate way than we have already. I hope you have the patience. I hope you give me the space I require, and I hope you respect my boundaries.</text:p>
      <text:p text:style-name="P37">memorablephrase. I hope we are able to see each other up close. You seem interesting, and you seem to inhabit a world I'd love to act as a guest in sometime--if only for a day or only a night.</text:p>
      <text:p text:style-name="P37">frisky. I appreciate you so much. I hope we can know each other better with time.</text:p>
      <text:p text:style-name="P37">paul. I'm sorry for not taking care of our friendship. Please forgive me. And I'm looking forward to it being beautiful in the future.</text:p>
      <text:p text:style-name="P37">paul. I'm still grateful for you allowing me to leave my stuff in your place. It was really helpful.</text:p>
      <text:p text:style-name="P37">tyingknots. I wasn't waiting for you; I was waiting for myself. Still waiting in fact.</text:p>
      <text:p text:style-name="P37">Me. Buy a copy of <text:span text:style-name="T12">The Alchemist</text:span> for sushi for her next birthday. Remember. Remember.</text:p>
      <text:p text:style-name="P37">paul. I want to be a good friend.</text:p>
      <text:p text:style-name="P37"/>
      <text:p text:style-name="P37">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7"><text:tab/>??? .... hmm</text:p>
      <text:p text:style-name="P37"/>
      <text:p text:style-name="P37">Here at Lumpini I can't seem to hear my inner voice. Awfully strange.</text:p>
      <text:p text:style-name="P37">What if I did monkify myself if only for a time? What if I did? Is that crazy?</text:p>
      <text:p text:style-name="P37">But I really should work. Like in <text:span text:style-name="T26">fight </text:span>club--show a little bit--only a little bit of myself. Keep my head down. Survive first. Survive.</text:p>
      <text:p text:style-name="P37">Apprehension. Hm. Anxiety. Hm. The breath is middle-depth.</text:p>
      <text:p text:style-name="P37">Heartbeat just a smidge jumpy. Bladder still antsy.</text:p>
      <text:p text:style-name="P37">Let contact, standing in relation commence. Let the commiseration approach. Let there be kindness, understanding, I-You all the way. Let the greatness of human interaction be.</text:p>
      <text:p text:style-name="P37">The breath is still shallow. Heart rate quickened. I can feel my blood in my head. A little queezy. Have been for a few hours now. The breath. Shallow. middle speed. Mostly Abdominal.</text:p>
      <text:p text:style-name="P37"/>
      <text:p text:style-name="P37">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7"><text:soft-page-break/>Soft stillness, not brittle stillness, is the ideal. Know the difference and you will move the earth itself with it.</text:p>
      <text:p text:style-name="P38"/>
      <text:p text:style-name="P38">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8">The real Thailand seeks to be a soft lotus in the muck. And Thailand is already what it seeks to be. Soft and still, going by what is constant, surviving. Sage among nations.</text:p>
      <text:p text:style-name="P38"/>
      <text:p text:style-name="P38">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8"/>
      <text:p text:style-name="P38">Reading masculinity studies articles does seem a bit intense. I wonder if reading novels would be less intense.</text:p>
      <text:p text:style-name="P38">Also: bell hooks is amazing</text:p>
      <text:p text:style-name="P38"/>
      <text:p text:style-name="P38">998/43</text:p>
      <text:p text:style-name="P38">Andrew Horn</text:p>
      <text:p text:style-name="P38">Baan Onnuch Condominuim</text:p>
      <text:p text:style-name="P38">998/43 Soi Onnuch 30-32, Suk 77 Rd</text:p>
      <text:p text:style-name="P38">Suang Luang BKK 10250</text:p>
      <text:p text:style-name="P38"/>
      <text:p text:style-name="P38">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8">Me. Just make sure you protect yourself first. Survive first. Survive first. Make clear you want to use full verbal consent next time.</text:p>
      <text:p text:style-name="P38">Me. Inclusion and consent. Consent is opt-in when possible. Opt-in when possible</text:p>
      <text:p text:style-name="P38">Me. Research healing</text:p>
      <text:p text:style-name="P38">Me. You will miss the ropes on Tuesday. Nonattachment</text:p>
      <text:p text:style-name="P38"/>
      <text:p text:style-name="P39">Giver Hunting</text:p>
      <text:p text:style-name="P39"><text:span text:style-name="T14">- Ask, "How are you doing?" See if respond in kind. See how other-oriented they are. (within reason considering culture, etc.)</text:span></text:p>
      <text:p text:style-name="P39"><text:span text:style-name="T14">- Note how much s/he talks about the virtues of others and diminishes his/her own.</text:span></text:p>
      <text:p text:style-name="P39"><text:span text:style-name="T14">- Giver or take of credit?</text:span></text:p>
      <text:p text:style-name="P39"><text:span text:style-name="T14">- I should also be other-oriented.</text:span></text:p>
      <text:p text:style-name="P39"><text:span text:style-name="T14">- Do they show a passion for their field?</text:span></text:p>
      <text:p text:style-name="P39"><text:span text:style-name="T14">- Do they hoard or share information?</text:span></text:p>
      <text:p text:style-name="P39"><text:span text:style-name="T14">- Note We/I ratio</text:span></text:p>
      <text:p text:style-name="P39"><text:span text:style-name="T14">- Note if they are demeaning/narcissistic or I-You and other-oriented</text:span></text:p>
      <text:p text:style-name="P39"><text:soft-page-break/><text:span text:style-name="T14">- Find the diamonds in the rough</text:span></text:p>
      <text:p text:style-name="P39"><text:span text:style-name="T14">- I could even find a partner this way. Why couldn't I?</text:span></text:p>
      <text:p text:style-name="P39"><text:span text:style-name="T14"><text:tab/>--I could attend one of those tropical MBA conferences why not?</text:span></text:p>
      <text:p text:style-name="P39"><text:span text:style-name="T14"/></text:p>
      <text:p text:style-name="P39"><text:span text:style-name="T14">memorablephrase. You're a diamond in the rough. I hope to see you at your full potential b/c you're truly someone I can't understand, can't read. But I want to--I want to know you better, and I'm grateful for what I've seen of you already.</text:span></text:p>
      <text:p text:style-name="P39"><text:span text:style-name="T14">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span></text:p>
      <text:p text:style-name="P39"><text:span text:style-name="T14">Me. You seem to be better understanding how to cultivate better mind states.</text:span></text:p>
      <text:p text:style-name="P39"><text:span text:style-name="T14">tyingknots. I'm deeply grateful to the times you tie me up. It's intimate, and </text:span><text:span text:style-name="T17">wonderful to see your talent and passion. It's a pleasure to be there with you.</text:span></text:p>
      <text:p text:style-name="P40"><text:span text:style-name="T14">Adam Grant. Thank you for your books and your heart. You write business books that help me to cultivate other-oriented mind states. Which is no small feat. Truly an amazing accomplishment. Thank you for your paradoxical business book works of art.</text:span></text:p>
      <text:p text:style-name="P40"><text:span text:style-name="T14">sushi. Run fast and far. Climb high; grow large. And level the whole world.</text:span></text:p>
      <text:p text:style-name="P40"><text:span text:style-name="T14">fight club. Thank you for cultivating a space to subvert foolish rationalism, uplift acceptance, and cultivate trust. You truly are a special thing. I will seek to leave only my fingerprints on you. Thank you.</text:span></text:p>
      <text:p text:style-name="P40"><text:span text:style-name="T14">道德经. For reminding me that even if the world values the brittle, the power, it is through soft eyes harmony will arise; it is through the life I want to live--pursuing the Way--that all will be accomplished. Thank you for yet again reminding me what's important.</text:span></text:p>
      <text:p text:style-name="P40"><text:span text:style-name="T14">Zhuangzi. Fuck man. I love you to death and you always challenge me to be better. I fucking can't believe how amazing you are. Thank you so very much for all you've given me and all you're sure to give me.</text:span></text:p>
      <text:p text:style-name="P40"><text:span text:style-name="T14">Burton Watson. I can't forget you. All I say to 庄子the man goes for you 2. You are brilliant as a reader, a translator, a writer, and a philosopher. Thank you so so much.</text:span></text:p>
      <text:p text:style-name="P40"><text:span text:style-name="T14">memorablephrase. You bring the parts of myself out that I like I think.</text:span></text:p>
      <text:p text:style-name="P40"><text:span text:style-name="T14">magicalnight. Thank you for always welcoming me into your beautiful home. I am so grateful to you.</text:span></text:p>
      <text:p text:style-name="P40"><text:span text:style-name="T14">tiger. I still can't believe your amazing interpretation of the "drag my tail in the mud" part of the Zhuangzi. How wonderful was that? Your arguments are beautiful and your eye sharp. I wish to spend more time with you.</text:span></text:p>
      <text:p text:style-name="P40"><text:span text:style-name="T14"/></text:p>
      <text:p text:style-name="P40"><text:span text:style-name="T14">If you believe it's an inevitability, inevitability it won't be.</text:span></text:p>
      <text:p text:style-name="P40"><text:span text:style-name="T14">Be around the people who bring out the parts of yourself that you like; avoid people who bring out the parts of yourself that you don't care so much for.</text:span></text:p>
      <text:p text:style-name="P40"><text:span text:style-name="T14">I had a chocolate cereal bar here in Bangkok. My friend says it tastes like cocaine. To me it tastes like the Bush administration.</text:span></text:p>
      <text:p text:style-name="P40"><text:span text:style-name="T14">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span></text:p>
      <text:p text:style-name="P40"><text:span text:style-name="T14"/></text:p>
      <text:p text:style-name="P40"><text:span text:style-name="T14">memorablephrase. You... seem to like me alot. And I would... when I look in your eyes. I know I would fall in love with you. Uhh.............. So......................................</text:span></text:p>
      <text:p text:style-name="P40"><text:soft-page-break/><text:span text:style-name="T14"><text:tab/>How about we just stay in close proximity to one another a lot. And don't push anything; don't push. How about that? And if/when we're ready..................</text:span></text:p>
      <text:p text:style-name="P40"><text:span text:style-name="T14"><text:tab/>This time will only happen once. It's ok to take the time to savor it. If this place was meant to end, it will be over soon enough.</text:span></text:p>
      <text:p text:style-name="P40"><text:span text:style-name="T14">memorablephrase. I could fall for you. Hehe. I could. I so could.</text:span></text:p>
      <text:p text:style-name="P40"><text:span text:style-name="T14"/></text:p>
      <text:p text:style-name="P40"><text:span text:style-name="T14">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span></text:p>
      <text:p text:style-name="P40"><text:span text:style-name="T14">Be grateful; be humble; give w/ your right such that your left hand doesn't know; survive. Do that. Just that.</text:span></text:p>
      <text:p text:style-name="P40"><text:span text:style-name="T14">Don't be possessed; don't be owned; don't be pedastaled; don't be kept; stay whole; play in order to keep playing--don't play to win. Stay while. Touch and be touched.</text:span></text:p>
      <text:p text:style-name="P40"><text:span text:style-name="T14">You don't know but I need you. I need you as much as you need me--maybe more. That's the way all good things are.</text:span></text:p>
      <text:p text:style-name="P40"><text:span text:style-name="T14">You look at me with such vulnerability. Why are you suprised I return your expression? Why are you surprised that you are just as much a crutch for me as I am for you? Our roles may be different but our human needs are the same</text:span></text:p>
      <text:p text:style-name="P40"><text:span text:style-name="T14">Go by what is constant and live out your years in peace--as much as is possible anyway.</text:span></text:p>
      <text:p text:style-name="P40"><text:span text:style-name="T14"/></text:p>
      <text:p text:style-name="P40"><text:span text:style-name="T14">memorablephrase. I'm sorry for everything. I'm sorry for ignoring you, for being jealous.</text:span></text:p>
      <text:p text:style-name="P40"><text:span text:style-name="T14">Selfless Me. Welcome back. I missed you. I need you. Please help me.</text:span></text:p>
      <text:p text:style-name="P40"><text:span text:style-name="T14">memoriablephrase. I'm sorry for socially and emotionally punishing you for doing what you had every fucking right to do. I'm sorry. Everythng you had the right to do all of it. And I responded like a child. I'm sorry. I don't want to control you. That's kind of the whole point.</text:span></text:p>
      <text:p text:style-name="P40"><text:span text:style-name="T14">blackandwhite. I'm sorry but you were infringing on my personal space in a way I did not enjoy. I hope you come back because we need more trans people, but please don't treat me that way.</text:span></text:p>
      <text:p text:style-name="P40"><text:span text:style-name="T14">frisky. I'm sorry but I don't think we should play again. I really want something closer to that experience with tiger.</text:span></text:p>
      <text:p text:style-name="P40"><text:span text:style-name="T14">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span></text:p>
      <text:p text:style-name="P40"><text:span text:style-name="T14">Hey magicalnight. [yeah, i'm not typing that]</text:span></text:p>
      <text:p text:style-name="P40"><text:span text:style-name="T14">Hey magicalnight. So I have a fantasy but I can only tell you part.</text:span></text:p>
      <text:p text:style-name="P40"><text:span text:style-name="T14">Hey magicalnight. What was the name of that philosophy of the mind book?</text:span></text:p>
      <text:p text:style-name="P40"><text:span text:style-name="T14">Me. You are fucking human. The minute you believe anything else is the minute your fucking suffering--your dhukka dhukkata will start.</text:span></text:p>
      <text:p text:style-name="P40"><text:span text:style-name="T14">knotie. I'm kinda scare of you. Sorry to say. You're very hot-and-cold. And it's a discursive model that I'm scared of. It's a model that is perfectly normal on its own but can be used to create abusive relationships--and that's what I truly fear.</text:span></text:p>
      <text:p text:style-name="P40"><text:span text:style-name="T14">knotie. Why did you ask me if I liked the impact w/ frisky as if it was my first impact?</text:span></text:p>
      <text:p text:style-name="P40"><text:span text:style-name="T14">memoriablephrase. This is how I look at it right now. If [also not typing that.]</text:span></text:p>
      <text:p text:style-name="P40"><text:span text:style-name="T14">Hey me. So that whole situation with memoriablephrase is interesting, no? So your plan or "plan" was to tell memoriablephrase you liked her in the hope that it would gradually move things in the direction you wanted to spare. Just in case something happened that is damn weird. </text:span></text:p>
      <text:p text:style-name="P40"><text:span text:style-name="T14"><text:tab/><text:tab/>Well, that's exactly what happened.</text:span></text:p>
      <text:p text:style-name="P40"><text:soft-page-break/><text:span text:style-name="T14"><text:tab/>Damn weird. Damn weird.</text:span></text:p>
      <text:p text:style-name="P40"><text:span text:style-name="T14"><text:tab/><text:tab/>So what are you going to do? What are your hopes and fears?</text:span></text:p>
      <text:p text:style-name="P40"><text:span text:style-name="T14"><text:tab/>Hopes: Security, intimacy.</text:span></text:p>
      <text:p text:style-name="P40"><text:span text:style-name="T14"><text:tab/>Fears: Codependence, unwelcome surprises, overcompensating, over-reading the noise in the </text:span></text:p>
      <text:p text:style-name="P40"><text:span text:style-name="T14"><text:tab/><text:tab/>signal. Basically codependence</text:span></text:p>
      <text:p text:style-name="P40"><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1"><text:span text:style-name="T18">memoriablephrase. I feel jealousy. It's not your fault. Not at all. It's my emotion--I take responsibility for it. Alone. That being said, my "sexual brake" is very strong, and I need to strongly trust someone and feel very relaxed to become aroused.</text:span></text:p>
      <text:p text:style-name="P42"><text:span text:style-name="T18">t</text:span><text:span text:style-name="T14">iger. Sorry if I'm not at 100% tomorrow. I hope we can have a beautiful play for the both of us. </text:span></text:p>
      <text:p text:style-name="P42"><text:span text:style-name="T14">blackandwhite. I'm never going to be comfortable with you. Not like that. Not ever. I'm sorry.</text:span></text:p>
      <text:p text:style-name="P42"><text:span text:style-name="T14"/></text:p>
      <text:p text:style-name="P42"><text:span text:style-name="T14">Seek to live an unbelievable life, and drop the proof as soon as you pick it up. You don't need to tell anyone. Except while it's happening. Seek to live an unbelievable life--not an interchangeable life.</text:span></text:p>
      <text:p text:style-name="P42"><text:span text:style-name="T14">Let me tell you the secret to earning power. Be fair and people will reward you with loyalty; be helpful and people will reward you with authority; be liberating and people will reward you with sanctity. And let me tell you the secret of losing power. Cheat and people will punish you with betrayal; harm and people will punish you with dissent; oppress and people will punish you with denegration. Now that you know how morality works, use it to find your purpose; use it to seek your mud!</text:span></text:p>
      <text:p text:style-name="P42"><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11T15:56:38.517222603</dc:date>
    <meta:editing-duration>PT55M40S</meta:editing-duration>
    <meta:editing-cycles>10</meta:editing-cycles>
    <meta:generator>LibreOffice/6.1.6.3$Linux_X86_64 LibreOffice_project/5896ab1714085361c45cf540f76f60673dd96a72</meta:generator>
    <meta:document-statistic meta:table-count="0" meta:image-count="0" meta:object-count="0" meta:page-count="23" meta:paragraph-count="427" meta:word-count="14300" meta:character-count="77156" meta:non-whitespace-character-count="63352"/>
  </office:meta>
</office:document-meta>
</file>